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Normal" style:family="paragraph">
      <style:paragraph-properties fo:text-indent="0.25in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Aim of<text:s/>user testing is find out the ease of use of the program and the effectiveness of the AI within the program.<text:s/>In addition to these, user testing is also to provide feedback on the visual design of the program.<text:s/>"GoLD” program<text:s/>short for Go Life &amp;<text:s/>Death is a<text:s/>software which allows users to play<text:s/>through and<text:s/>solve life and death problems of the board game Go.<text:s/>For the purpose of<text:s/>getting you started I will<text:s/>provide step by step<text:s/>instructions to point out key aspects of GoLD and from there you can spend as much or little time as need to test out the program.<text:s/></text:p>
      <text:p text:style-name="Normal">During or after testing you can fill in this form to give feedback. Please remember this is not a test of your ability but rather the test of the program. If you have any question<text:s/>about the experiment feel free to contact me before continuing.</text:p>
      <text:p text:style-name="Normal"/>
      <text:p text:style-name="Normal">Few questions before we begin:</text:p>
      <text:list text:style-name="LFO1" text:continue-numbering="true">
        <text:list-item>
          <text:p text:style-name="P2">Are you aware of the rules of Go?</text:p>
        </text:list-item>
      </text:list>
      <text:p text:style-name="P3">If not here is quick introduction to the rules<text:s/><text:a xlink:href="http://home.snafu.de/jasiek/element.html" office:target-frame-name="_top" xlink:show="replace"><text:span text:style-name="Hyperlink">http://home.snafu.de/jasiek/element.html</text:span></text:a></text:p>
      <text:list text:style-name="LFO1" text:continue-numbering="true">
        <text:list-item>
          <text:p text:style-name="P4">Have you played the game of Go before?</text:p>
        </text:list-item>
        <text:list-item>
          <text:p text:style-name="P5">Have you tried to solve life and death problems before?</text:p>
        </text:list-item>
      </text:list>
      <text:p text:style-name="Normal"/>
      <text:p text:style-name="Normal">Guide to start you off:</text:p>
      <text:list text:style-name="LFO2" text:continue-numbering="true">
        <text:list-item>
          <text:p text:style-name="P6">You should have the program, if not please contact me.</text:p>
        </text:list-item>
        <text:list-item>
          <text:p text:style-name="P7">Start the program</text:p>
        </text:list-item>
        <text:list-item>
          <text:p text:style-name="P8">A program window for GoLD should appear.</text:p>
        </text:list-item>
        <text:list-item>
          <text:p text:style-name="P9">This is the main menu, to begin with choose “Play”</text:p>
        </text:list-item>
        <text:list-item>
          <text:p text:style-name="P10">Here we can see a Go Board on the left and some buttons on the right.</text:p>
        </text:list-item>
        <text:list-item>
          <text:p text:style-name="P11">To choose a problem to solve press the load button.</text:p>
        </text:list-item>
        <text:list-item>
          <text:p text:style-name="P12">To begin with please choose the Basic 1 file inside the Problems folder provided</text:p>
        </text:list-item>
        <text:list-item>
          <text:p text:style-name="P13">The problem should be loaded on to the screen and now you are able to play</text:p>
        </text:list-item>
        <text:list-item>
          <text:p text:style-name="P14">Click the Auto AI button to enable computer to play automatically after you make you move.</text:p>
        </text:list-item>
        <text:list-item>
          <text:p text:style-name="P15">Place stone in a18<text:s/></text:p>
        </text:list-item>
        <text:list-item>
          <text:p text:style-name="P16">With Auto AI, the AI might have already a made a move</text:p>
        </text:list-item>
        <text:list-item>
          <text:p text:style-name="P17">After the AI makes a move play a stone at c18 to solve the problem</text:p>
        </text:list-item>
        <text:list-item>
          <text:p text:style-name="P18">This is the basic idea behind the program to solve problems where the AI will try to play against you</text:p>
        </text:list-item>
      </text:list>
      <text:p text:style-name="Normal"/>
      <text:p text:style-name="Normal">There are different options which<text:s/>allows<text:s/>the AI to search more and come with a better move against your moves.<text:s/>Try varying the AI options to how it affects the time the AI takes to make a move and resulting move. Feel free to try out different problems from the Problem folder and see how they work.<text:s/></text:p>
      <text:p text:style-name="Normal"/>
      <text:p text:style-name="Normal">There varying AI options do as follows:</text:p>
      <text:p text:style-name="Normal"/>
      <text:soft-page-break/>
      <text:p text:style-name="Normal">Auto AI: Enable the AI to begin immediately after you move.</text:p>
      <text:p text:style-name="Normal">Start AI: Starts AI to play as the current colour</text:p>
      <text:p text:style-name="Normal">Stop AI: Stops AI in-between search, and makes the best move found so far in the search.</text:p>
      <text:p text:style-name="Normal">Limit Breadth:<text:s/>If<text:s/>on,<text:s/>AI only looks at the set number of<text:s/>valid<text:s/>moves<text:s/>at each<text:s/>depth. Otherwise looks at every valid move in each depth.</text:p>
      <text:p text:style-name="Normal">Limit Depth: If on, AI only looks a set number of move ahead before selecting a move. Otherwise it keeps searching until it finds a winning move or looks at all move.</text:p>
      <text:p text:style-name="Normal"/>
      <text:p text:style-name="Normal">You can increase or decrease the breadth and depth using + or – buttons.</text:p>
      <text:p text:style-name="Normal">The number right to Limit Breadth is the breadth limit.</text:p>
      <text:p text:style-name="Normal">The number right to Limit Depth is the depth limit.</text:p>
      <text:p text:style-name="Normal"/>
      <text:p text:style-name="Normal"/>
      <text:p text:style-name="Normal"/>
      <text:p text:style-name="Normal"/>
      <text:p text:style-name="Normal"/>
      <text:p text:style-name="P19"/>
      <text:p text:style-name="P20"/>
      <text:p text:style-name="P21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de Haris</meta:initial-creator>
    <dc:creator>Jude Haris</dc:creator>
    <meta:creation-date>2019-02-12T22:48:00Z</meta:creation-date>
    <dc:date>2019-02-13T00:00:00Z</dc:date>
    <meta:template xlink:href="Normal.dotm" xlink:type="simple"/>
    <meta:editing-cycles>6</meta:editing-cycles>
    <meta:editing-duration>PT4320S</meta:editing-duration>
    <meta:document-statistic meta:page-count="2" meta:paragraph-count="5" meta:word-count="440" meta:character-count="2944" meta:row-count="20" meta:non-whitespace-character-count="2509"/>
  </office:meta>
</office:document-meta>
</file>